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9">
            <text:p>違章建築拆除案件</text:p>
          </table:table-cell>
          <table:covered-table-cell table:number-columns-repeated="9"/>
          <table:table-cell table:number-columns-spanned="8" table:number-rows-spanned="1" table:style-name="ce61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6">
            <text:p>中華民國104年11月</text:p>
          </table:table-cell>
          <table:covered-table-cell table:number-columns-repeated="9"/>
          <table:table-cell office:value-type="string" table:number-columns-spanned="8" table:number-rows-spanned="1" table:style-name="ce64">
            <text:p><text:s text:c="8"/>November <text:s text:c="3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3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2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2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3">
            <text:p>總計</text:p>
          </table:table-cell>
          <table:covered-table-cell/>
          <table:table-cell office:value-type="string" table:number-columns-spanned="3" table:number-rows-spanned="2" table:style-name="ce6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6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4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6">
            <text:p>本月</text:p>
            <text:p>拆除數</text:p>
          </table:table-cell>
          <table:table-cell office:value-type="string" table:number-columns-spanned="1" table:number-rows-spanned="2" table:style-name="ce78">
            <text:p>本年度累計至本月底</text:p>
            <text:p>移送法辦數</text:p>
          </table:table-cell>
          <table:table-cell office:value-type="string" table:number-columns-spanned="1" table:number-rows-spanned="2" table:style-name="ce7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43534" table:style-name="ce11">
            <text:p><text:s/>643,534<text:s/></text:p>
          </table:table-cell>
          <table:table-cell office:value-type="float" office:value="3327" table:style-name="ce12">
            <text:p><text:s/>3,327<text:s/></text:p>
          </table:table-cell>
          <table:table-cell office:value-type="float" office:value="38814" table:style-name="ce12">
            <text:p><text:s/>38,8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571242" table:style-name="ce12">
            <text:p><text:s/>571,24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11" table:style-name="ce12">
            <text:p><text:s/>2,111<text:s/></text:p>
          </table:table-cell>
          <table:table-cell office:value-type="float" office:value="29963" table:style-name="ce12">
            <text:p><text:s/>29,963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645" table:style-name="ce12">
            <text:p><text:s/>645<text:s/></text:p>
          </table:table-cell>
          <table:table-cell office:value-type="float" office:value="4080" table:style-name="ce12">
            <text:p><text:s/>4,080<text:s/></text:p>
          </table:table-cell>
          <table:table-cell office:value-type="float" office:value="3515" table:style-name="ce12">
            <text:p><text:s/>3,515<text:s/></text:p>
          </table:table-cell>
          <table:table-cell office:value-type="float" office:value="565" table:style-name="ce12">
            <text:p><text:s/>565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2719" table:style-name="ce11">
            <text:p><text:s/>202,719<text:s/></text:p>
          </table:table-cell>
          <table:table-cell office:value-type="float" office:value="2272" table:style-name="ce12">
            <text:p><text:s/>2,27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8294" table:style-name="ce12">
            <text:p><text:s/>188,2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40" table:style-name="ce12">
            <text:p><text:s/>2,040<text:s/></text:p>
          </table:table-cell>
          <table:table-cell office:value-type="float" office:value="12764" table:style-name="ce12">
            <text:p><text:s/>12,76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5" table:style-name="ce12">
            <text:p><text:s/>165<text:s/></text:p>
          </table:table-cell>
          <table:table-cell office:value-type="float" office:value="1728" table:style-name="ce12">
            <text:p><text:s/>1,728<text:s/></text:p>
          </table:table-cell>
          <table:table-cell office:value-type="float" office:value="1661" table:style-name="ce12">
            <text:p><text:s/>1,661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506" table:style-name="ce11">
            <text:p><text:s/>84,506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586" table:style-name="ce12">
            <text:p><text:s/>75,5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2059" table:style-name="ce12">
            <text:p><text:s/>2,05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8" table:style-name="ce12">
            <text:p><text:s/>218<text:s/></text:p>
          </table:table-cell>
          <table:table-cell office:value-type="float" office:value="387" table:style-name="ce12">
            <text:p><text:s/>387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1088" table:style-name="ce11">
            <text:p><text:s/>51,088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47" table:style-name="ce12">
            <text:p><text:s/>45,1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743" table:style-name="ce12">
            <text:p><text:s/>4,7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464" table:style-name="ce12">
            <text:p><text:s/>464<text:s/></text:p>
          </table:table-cell>
          <table:table-cell office:value-type="float" office:value="464" table:style-name="ce12">
            <text:p><text:s/>46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6180" table:style-name="ce11">
            <text:p><text:s/>66,180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16376" table:style-name="ce12">
            <text:p><text:s/>16,37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7452" table:style-name="ce12">
            <text:p><text:s/>47,4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039" table:style-name="ce12">
            <text:p><text:s/>2,03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313" table:style-name="ce12">
            <text:p><text:s/>313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5519" table:style-name="ce11">
            <text:p><text:s/>25,519<text:s/></text:p>
          </table:table-cell>
          <table:table-cell office:value-type="float" office:value="155" table:style-name="ce12">
            <text:p><text:s/>155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03" table:style-name="ce12">
            <text:p><text:s/>19,4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320" table:style-name="ce12">
            <text:p><text:s/>2,3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335" table:style-name="ce12">
            <text:p><text:s/>335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681" table:style-name="ce11">
            <text:p><text:s/>121,681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128" table:style-name="ce12">
            <text:p><text:s/>119,1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2171" table:style-name="ce12">
            <text:p><text:s/>2,17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286" table:style-name="ce12">
            <text:p><text:s/>286<text:s/></text:p>
          </table:table-cell>
          <table:table-cell office:value-type="float" office:value="213" table:style-name="ce12">
            <text:p><text:s/>213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8686" table:style-name="ce11">
            <text:p><text:s/>88,686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10883" table:style-name="ce12">
            <text:p><text:s/>10,88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3704" table:style-name="ce12">
            <text:p><text:s/>73,70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736" table:style-name="ce12">
            <text:p><text:s/>3,736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436" table:style-name="ce12">
            <text:p><text:s/>436<text:s/></text:p>
          </table:table-cell>
          <table:table-cell office:value-type="float" office:value="363" table:style-name="ce12">
            <text:p><text:s/>363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083" table:style-name="ce13">
            <text:p><text:s/>3,083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36" table:style-name="ce14">
            <text:p><text:s/>2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338" table:style-name="ce13">
            <text:p><text:s/>6,3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8" table:style-name="ce14">
            <text:p><text:s/>48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78" table:style-name="ce13">
            <text:p><text:s/>2,578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76" table:style-name="ce14">
            <text:p><text:s/>2,4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77" table:style-name="ce14">
            <text:p><text:s/>7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353" table:style-name="ce13">
            <text:p><text:s/>7,353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880" table:style-name="ce14">
            <text:p><text:s/>6,88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6" table:style-name="ce14">
            <text:p><text:s/>176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7" table:style-name="ce14">
            <text:p><text:s/>77<text:s/></text:p>
          </table:table-cell>
          <table:table-cell office:value-type="float" office:value="58" table:style-name="ce14">
            <text:p><text:s/>58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97" table:style-name="ce13">
            <text:p><text:s/>2,097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8" table:style-name="ce14">
            <text:p><text:s/>1,8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0" table:style-name="ce14">
            <text:p><text:s/>1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851" table:style-name="ce13">
            <text:p><text:s/>2,851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114" table:style-name="ce14">
            <text:p><text:s/>2,1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4" table:style-name="ce14">
            <text:p><text:s/>5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4" table:style-name="ce14">
            <text:p><text:s/>2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507" table:style-name="ce13">
            <text:p><text:s/>3,507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14" table:style-name="ce14">
            <text:p><text:s/>4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740" table:style-name="ce13">
            <text:p><text:s/>13,740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299" table:style-name="ce14">
            <text:p><text:s/>12,2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34" table:style-name="ce14">
            <text:p><text:s/>534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67" table:style-name="ce14">
            <text:p><text:s/>67<text:s/></text:p>
          </table:table-cell>
          <table:table-cell office:value-type="float" office:value="52" table:style-name="ce14">
            <text:p><text:s/>52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075" table:style-name="ce13">
            <text:p><text:s/>1,075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4" table:style-name="ce14">
            <text:p><text:s/>2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89" table:style-name="ce13">
            <text:p><text:s/>2,789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997" table:style-name="ce13">
            <text:p><text:s/>17,997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795" table:style-name="ce14">
            <text:p><text:s/>16,79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55" table:style-name="ce14">
            <text:p><text:s/>2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907" table:style-name="ce13">
            <text:p><text:s/>8,907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97" table:style-name="ce14">
            <text:p><text:s/>8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1" table:style-name="ce14">
            <text:p><text:s/>71<text:s/></text:p>
          </table:table-cell>
          <table:table-cell office:value-type="float" office:value="63" table:style-name="ce14">
            <text:p><text:s/>63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62" table:style-name="ce13">
            <text:p><text:s/>16,36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2" table:style-name="ce14">
            <text:p><text:s/>8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55" table:style-name="ce11">
            <text:p><text:s/>3,15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8" table:style-name="ce12">
            <text:p><text:s/>2,5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1" table:style-name="ce12">
            <text:p><text:s/>1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584" table:style-name="ce13">
            <text:p><text:s/>2,58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2" table:style-name="ce14">
            <text:p><text:s/>2,45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0" table:style-name="ce14">
            <text:p><text:s/>12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1" table:style-name="ce13">
            <text:p><text:s/>57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林進義</dc:creator>
    <meta:creation-date>2003-10-23T06:49:28Z</meta:creation-date>
    <dc:date>2016-01-11T08:12:18Z</dc:date>
    <meta:print-date>2013-12-12T03:50:57Z</meta:print-date>
  </office:meta>
</office:document-meta>
</file>